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table:align="margins" fo:background-color="transparent">
        <style:background-image/>
      </style:table-properties>
    </style:style>
    <style:style style:name="Table1.A" style:family="table-column">
      <style:table-column-properties style:column-width="0.9715in" style:rel-column-width="9798*"/>
    </style:style>
    <style:style style:name="Table1.B" style:family="table-column">
      <style:table-column-properties style:column-width="1.2111in" style:rel-column-width="12212*"/>
    </style:style>
    <style:style style:name="Table1.C" style:family="table-column">
      <style:table-column-properties style:column-width="4.3167in" style:rel-column-width="4352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c8347" officeooo:paragraph-rsid="000c8347"/>
    </style:style>
    <style:style style:name="T1" style:family="text">
      <style:text-properties officeooo:rsid="000f5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Etude Number</text:p>
          </table:table-cell>
          <table:table-cell table:style-name="Table1.C1" office:value-type="string">
            <text:p text:style-name="P2">Not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line-height="200%" fo:text-align="center" style:justify-single-word="false"/>
      <style:text-properties fo:font-weight="bold" officeooo:rsid="000c8347" officeooo:paragraph-rsid="000c8347" style:font-weight-asian="bold" style:font-weight-complex="bold"/>
    </style:style>
    <style:style style:name="MT1" style:family="text">
      <style:text-properties officeooo:rsid="000f5d44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500 Daily Saxophone Etudes – <text:span text:style-name="MT1">Volume 2</text:span></text:p>
        <text:p text:style-name="MP1">Notes Pag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1:13:13.924013077</meta:creation-date>
    <dc:date>2025-02-28T19:21:12.041262067</dc:date>
    <meta:editing-duration>PT5M30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5" meta:word-count="12" meta:character-count="69" meta:non-whitespace-character-count="61"/>
  </office:meta>
</office:document-meta>
</file>